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0922*"/>
    </style:style>
    <style:style style:name="Table1.B" style:family="table-column">
      <style:table-column-properties style:column-width="1.1153in" style:rel-column-width="10923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style:text-position="0% 100%" fo:font-weight="bold" style:font-weight-asian="bold" style:font-weight-complex="bold"/>
    </style:style>
    <style:style style:name="P4" style:family="paragraph" style:parent-style-name="Standard">
      <style:text-properties style:text-position="0% 100%" fo:font-weight="bold" officeooo:rsid="00268daa" officeooo:paragraph-rsid="00268daa" style:font-weight-asian="bold" style:font-weight-complex="bold"/>
    </style:style>
    <style:style style:name="P5" style:family="paragraph" style:parent-style-name="Standard">
      <style:text-properties style:text-position="0% 100%" officeooo:rsid="00268daa" officeooo:paragraph-rsid="00268daa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1f846a"/>
    </style:style>
    <style:style style:name="P9" style:family="paragraph" style:parent-style-name="Table_20_Contents">
      <style:paragraph-properties fo:text-align="center" style:justify-single-word="false"/>
      <style:text-properties officeooo:rsid="001f846a" officeooo:paragraph-rsid="001f846a"/>
    </style:style>
    <style:style style:name="P10" style:family="paragraph" style:parent-style-name="Standard">
      <style:text-properties fo:font-weight="bold" officeooo:rsid="00275cd6" officeooo:paragraph-rsid="00275cd6" style:font-weight-asian="bold" style:font-weight-complex="bold"/>
    </style:style>
    <style:style style:name="P11" style:family="paragraph" style:parent-style-name="Standard">
      <style:text-properties fo:font-weight="bold" officeooo:rsid="002acb53" officeooo:paragraph-rsid="002acb53" style:font-weight-asian="bold" style:font-weight-complex="bold"/>
    </style:style>
    <style:style style:name="P12" style:family="paragraph" style:parent-style-name="Standard" style:list-style-name="L2">
      <style:text-properties fo:font-weight="bold" style:font-weight-asian="bold" style:font-weight-complex="bold"/>
    </style:style>
    <style:style style:name="P13" style:family="paragraph" style:parent-style-name="Standard">
      <style:text-properties fo:font-weight="normal" officeooo:rsid="00275cd6" officeooo:paragraph-rsid="00275cd6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275cd6" officeooo:paragraph-rsid="00275cd6" style:font-weight-asian="normal" style:font-weight-complex="normal"/>
    </style:style>
    <style:style style:name="P15" style:family="paragraph" style:parent-style-name="Standard">
      <style:text-properties officeooo:rsid="002acb53" officeooo:paragraph-rsid="002acb53"/>
    </style:style>
    <style:style style:name="P16" style:family="paragraph" style:parent-style-name="Standard" style:list-style-name="L2"/>
    <style:style style:name="P17" style:family="paragraph" style:parent-style-name="Standard" style:list-style-name="L2">
      <style:text-properties style:text-position="0% 100%"/>
    </style:style>
    <style:style style:name="P18" style:family="paragraph" style:parent-style-name="Standard" style:list-style-name="L2">
      <style:text-properties style:text-position="0% 100%" fo:font-weight="bold" style:font-weight-asian="bold" style:font-weight-complex="bold"/>
    </style:style>
    <style:style style:name="P19" style:family="paragraph" style:parent-style-name="Standard">
      <style:text-properties style:text-position="0% 100%" fo:font-weight="bold" officeooo:rsid="00291c87" officeooo:paragraph-rsid="00291c87" style:font-weight-asian="bold" style:font-weight-complex="bold"/>
    </style:style>
    <style:style style:name="P20" style:family="paragraph" style:parent-style-name="Standard">
      <style:text-properties style:text-position="0% 100%" officeooo:rsid="00291c87" officeooo:paragraph-rsid="00291c87"/>
    </style:style>
    <style:style style:name="P21" style:family="paragraph" style:parent-style-name="Standard">
      <style:text-properties style:text-position="0% 100%" fo:font-weight="normal" style:font-weight-asian="normal" style:font-weight-complex="normal"/>
    </style:style>
    <style:style style:name="P22" style:family="paragraph" style:parent-style-name="Standard">
      <style:text-properties style:text-position="0% 100%" fo:font-weight="normal" officeooo:paragraph-rsid="002c46ad" style:font-weight-asian="normal" style:font-weight-complex="normal"/>
    </style:style>
    <style:style style:name="P23" style:family="paragraph" style:parent-style-name="Standard">
      <style:text-properties officeooo:paragraph-rsid="002c46a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olean functions</text:p>
      <text:p text:style-name="Standard"/>
      <text:p text:style-name="P10">Properties of Boolean algebra</text:p>
      <text:p text:style-name="P13">With respect to + and .</text:p>
      <text:list xml:id="list1827464831" text:style-name="L1">
        <text:list-item>
          <text:p text:style-name="P14">Boolean algebra is closed</text:p>
        </text:list-item>
        <text:list-item>
          <text:p text:style-name="P14">Has identity element</text:p>
        </text:list-item>
        <text:list-item>
          <text:p text:style-name="P14">Is commutative</text:p>
        </text:list-item>
        <text:list-item>
          <text:p text:style-name="P14">+ is distributive over . And vice versa</text:p>
        </text:list-item>
        <text:list-item>
          <text:p text:style-name="P14">Has inverse elements for each element of the set</text:p>
        </text:list-item>
      </text:list>
      <text:p text:style-name="P13"/>
      <text:p text:style-name="P10">Duality principle</text:p>
      <text:p text:style-name="P13">Every algebraic expression deducible from the postulates remain valid if the operators and identity elements are interchanged.</text:p>
      <text:p text:style-name="P13"/>
      <text:p text:style-name="P2">What is the dual of a function?</text:p>
      <text:p text:style-name="Standard">The function got by replacing 1 with 0 and 0 with 1</text:p>
      <text:p text:style-name="P15"/>
      <text:p text:style-name="P11">Digital logic gates(Figure 45) </text:p>
      <text:p text:style-name="P15"/>
      <text:p text:style-name="P11">Properties of Boolean functions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column table:style-name="Table1.B" table:number-columns-repeated="2"/>
        <table:table-row>
          <table:table-cell table:style-name="Table1.A1" office:value-type="string">
            <text:p text:style-name="P7">Boolean function</text:p>
          </table:table-cell>
          <table:table-cell table:style-name="Table1.A1" office:value-type="string">
            <text:p text:style-name="P7">Symbol</text:p>
          </table:table-cell>
          <table:table-cell table:style-name="Table1.A1" office:value-type="string">
            <text:p text:style-name="P7">Dual</text:p>
          </table:table-cell>
          <table:table-cell table:style-name="Table1.A1" office:value-type="string">
            <text:p text:style-name="P7">Complement</text:p>
          </table:table-cell>
          <table:table-cell table:style-name="Table1.A1" office:value-type="string">
            <text:p text:style-name="P7">Commutative</text:p>
          </table:table-cell>
          <table:table-cell table:style-name="Table1.F1" office:value-type="string">
            <text:p text:style-name="P7">Associative</text:p>
          </table:table-cell>
        </table:table-row>
        <table:table-row>
          <table:table-cell table:style-name="Table1.A2" office:value-type="string">
            <text:p text:style-name="P7">AND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6">OR</text:p>
          </table:table-cell>
          <table:table-cell table:style-name="Table1.A2" office:value-type="string">
            <text:p text:style-name="P6">NAND</text:p>
          </table:table-cell>
          <table:table-cell table:style-name="Table1.A2" office:value-type="string">
            <text:p text:style-name="P6">Yes</text:p>
          </table:table-cell>
          <table:table-cell table:style-name="Table1.F2" office:value-type="string">
            <text:p text:style-name="P6">Yes</text:p>
          </table:table-cell>
        </table:table-row>
        <table:table-row>
          <table:table-cell table:style-name="Table1.A2" office:value-type="string">
            <text:p text:style-name="P7">OR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6">AND</text:p>
          </table:table-cell>
          <table:table-cell table:style-name="Table1.A2" office:value-type="string">
            <text:p text:style-name="P6">NOR</text:p>
          </table:table-cell>
          <table:table-cell table:style-name="Table1.A2" office:value-type="string">
            <text:p text:style-name="P6">Yes</text:p>
          </table:table-cell>
          <table:table-cell table:style-name="Table1.F2" office:value-type="string">
            <text:p text:style-name="P6">Yes</text:p>
          </table:table-cell>
        </table:table-row>
        <table:table-row>
          <table:table-cell table:style-name="Table1.A2" office:value-type="string">
            <text:p text:style-name="P7">NAN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NOR</text:p>
          </table:table-cell>
          <table:table-cell table:style-name="Table1.A2" office:value-type="string">
            <text:p text:style-name="P6">AND</text:p>
          </table:table-cell>
          <table:table-cell table:style-name="Table1.A2" office:value-type="string">
            <text:p text:style-name="P6">Yes</text:p>
          </table:table-cell>
          <table:table-cell table:style-name="Table1.F2" office:value-type="string">
            <text:p text:style-name="P6">No</text:p>
          </table:table-cell>
        </table:table-row>
        <table:table-row>
          <table:table-cell table:style-name="Table1.A2" office:value-type="string">
            <text:p text:style-name="P7">NOR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NAND</text:p>
          </table:table-cell>
          <table:table-cell table:style-name="Table1.A2" office:value-type="string">
            <text:p text:style-name="P6">OR</text:p>
          </table:table-cell>
          <table:table-cell table:style-name="Table1.A2" office:value-type="string">
            <text:p text:style-name="P6">Yes</text:p>
          </table:table-cell>
          <table:table-cell table:style-name="Table1.F2" office:value-type="string">
            <text:p text:style-name="P6">No</text:p>
          </table:table-cell>
        </table:table-row>
        <table:table-row>
          <table:table-cell table:style-name="Table1.A2" office:value-type="string">
            <text:p text:style-name="P7">NO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NOT</text:p>
          </table:table-cell>
          <table:table-cell table:style-name="Table1.A2" office:value-type="string">
            <text:p text:style-name="P6">-</text:p>
          </table:table-cell>
          <table:table-cell table:style-name="Table1.A2" office:value-type="string">
            <text:p text:style-name="P6">-</text:p>
          </table:table-cell>
          <table:table-cell table:style-name="Table1.F2" office:value-type="string">
            <text:p text:style-name="P6">-</text:p>
          </table:table-cell>
        </table:table-row>
        <table:table-row>
          <table:table-cell table:style-name="Table1.A2" office:value-type="string">
            <text:p text:style-name="P7">XOR(Exclusive-OR)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XNOR</text:p>
          </table:table-cell>
          <table:table-cell table:style-name="Table1.A2" office:value-type="string">
            <text:p text:style-name="P6">XNOR</text:p>
          </table:table-cell>
          <table:table-cell table:style-name="Table1.A2" office:value-type="string">
            <text:p text:style-name="P6">Yes</text:p>
          </table:table-cell>
          <table:table-cell table:style-name="Table1.F2" office:value-type="string">
            <text:p text:style-name="P6">Yes</text:p>
          </table:table-cell>
        </table:table-row>
        <table:table-row>
          <table:table-cell table:style-name="Table1.A2" office:value-type="string">
            <text:p text:style-name="P7">XNOR(Equivalence)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XOR</text:p>
          </table:table-cell>
          <table:table-cell table:style-name="Table1.A2" office:value-type="string">
            <text:p text:style-name="P6">XOR</text:p>
          </table:table-cell>
          <table:table-cell table:style-name="Table1.A2" office:value-type="string">
            <text:p text:style-name="P6">Yes</text:p>
          </table:table-cell>
          <table:table-cell table:style-name="Table1.F2" office:value-type="string">
            <text:p text:style-name="P6">Yes</text:p>
          </table:table-cell>
        </table:table-row>
      </table:table>
      <text:p text:style-name="Standard"/>
      <text:p text:style-name="P2">Special properties of equivalence and exclusive-or functions</text:p>
      <text:list xml:id="list1470162101" text:style-name="L2">
        <text:list-item>
          <text:p text:style-name="P12">Exclusive-OR</text:p>
          <text:list>
            <text:list-item>
              <text:p text:style-name="P16">The output of an n variable exclusive-or functions consists of 2<text:span text:style-name="T1">n</text:span><text:span text:style-name="T2">/2 min-terms and the binary equivalent of these 2</text:span><text:span text:style-name="T1">n</text:span><text:span text:style-name="T2">/2 min-terms have an </text:span><text:span text:style-name="T3">odd</text:span><text:span text:style-name="T2"> number of </text:span><text:span text:style-name="T3">ones</text:span></text:p>
            </text:list-item>
            <text:list-item>
              <text:p text:style-name="P16"><text:span text:style-name="T2">As a result a Boolean function with the above characteristic, <text:s/>2</text:span><text:span text:style-name="T1">n</text:span><text:span text:style-name="T2">/2 min-terms and the each min-term having an odd number of ones, can be implemented using exclusive-or gates. </text:span></text:p>
            </text:list-item>
            <text:list-item>
              <text:p text:style-name="P17">What makes this implementation easier is that, as the exclusive-OR function is associative(and commutative) there is no need for a n-bit chip to implement the n-variable function. Instead 2 input exclusive-or gates can be combined hierarchically in any order to form the required function.</text:p>
            </text:list-item>
          </text:list>
        </text:list-item>
        <text:list-item>
          <text:p text:style-name="P18">Equivalence</text:p>
          <text:list>
            <text:list-item>
              <text:p text:style-name="P16">The output of an n variable exclusive-or functions consists of 2<text:span text:style-name="T1">n</text:span><text:span text:style-name="T2">/2 min-terms and the binary equivalent of these 2</text:span><text:span text:style-name="T1">n</text:span><text:span text:style-name="T2">/2 min-terms have an </text:span><text:span text:style-name="T3">even</text:span><text:span text:style-name="T2"> number of </text:span><text:span text:style-name="T3">zeroes</text:span></text:p>
            </text:list-item>
            <text:list-item>
              <text:p text:style-name="P16"><text:span text:style-name="T2">As a result a Boolean function with the above characteristic, <text:s/>2</text:span><text:span text:style-name="T1">n</text:span><text:span text:style-name="T2">/2 min-terms and the each min-term having an even number of zeroes, can be implemented using equivalence </text:span><text:soft-page-break/><text:span text:style-name="T2">gates</text:span></text:p>
            </text:list-item>
            <text:list-item>
              <text:p text:style-name="P17">What makes this implementation easier is that, as the exclusive-OR function is associative(and commutative) there is no need for a n-bit chip to implement the n-variable function. Instead 2 input exclusive-or gates can be combined hierarchically in any order to form the required function.</text:p>
            </text:list-item>
          </text:list>
        </text:list-item>
        <text:list-item>
          <text:p text:style-name="P17">All parity generation and checking circuits always have an output function that includes half of the possible min-terms and these min-terms have either an odd number of ones or even number of zeros and can thus be implemented with equivalence and/or exclusive-or gates.</text:p>
        </text:list-item>
      </text:list>
      <text:p text:style-name="P5"/>
      <text:p text:style-name="P19">Implementing a Boolean function with NAND gates(Figure 43)</text:p>
      <text:p text:style-name="P20">Boolean expression must be in the SOP form</text:p>
      <text:p text:style-name="P20"/>
      <text:p text:style-name="P19">Implementing a Boolean function with NOR gates(Figure 44)</text:p>
      <text:p text:style-name="P20">Boolean expression must be in POS form</text:p>
      <text:p text:style-name="P20"/>
      <text:p text:style-name="P4">Binary coded decimal</text:p>
      <text:p text:style-name="P5">Four binary digits represent one binary digit</text:p>
      <text:p text:style-name="P5"/>
      <text:p text:style-name="P4">Reflected code(Grey code)</text:p>
      <text:p text:style-name="P5">The code changes a single binary as one proceeds from one number to the other</text:p>
      <text:p text:style-name="P5"/>
      <text:p text:style-name="P3">Hamming distance</text:p>
      <text:p text:style-name="P21">Is the number of bit errors introduced in a unit of binary code. It is equal to the number of 1's of the exclusive-or of the original word and the error word.</text:p>
      <text:p text:style-name="P21"/>
      <text:p text:style-name="P21"/>
      <text:p text:style-name="P23">Maximum number of different boolean functions involving n boolean variables</text:p>
      <text:p text:style-name="P23"/>
      <text:p text:style-name="P23">All boolean functions can be expressed as a sum of min-terms. There are 2^n different min-terms that can be constructed using n boolean variables. Different boolean functions can be formed by including or excluding each of the 2^n min-terms. Thus Maximum number of boolean functions = 2^{2^n} </text:p>
      <text:p text:style-name="P23"/>
      <text:p text:style-name="P22">7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stroke-dash draw:name="Dash_20_2" draw:display-name="Dash 2" draw:style="rect" draw:dots1="1" draw:dots1-length="0.0043in" draw:dots2="1" draw:dots2-length="0.0043in" draw:distance="0.0043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1-12-07T12:24:49</meta:creation-date>
    <dc:date>2013-04-03T12:33:56</dc:date>
    <meta:editing-duration>PT8H10M14S</meta:editing-duration>
    <meta:editing-cycles>39</meta:editing-cycles>
    <meta:generator>LibreOffice/3.6$Linux_x86 LibreOffice_project/360m1$Build-2</meta:generator>
    <dc:creator>Kempa </dc:creator>
    <meta:document-statistic meta:table-count="1" meta:image-count="0" meta:object-count="0" meta:page-count="2" meta:paragraph-count="78" meta:word-count="539" meta:character-count="3198" meta:non-whitespace-character-count="2745"/>
  </office:meta>
</office:document-meta>
</file>